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18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" fo:font-size="15.0pt"/>
    </style:style>
    <style:style style:name="P4" style:family="paragraph" style:parent-style-name="Standard">
      <style:paragraph-properties fo:text-align="center"/>
      <style:text-properties style:font-name="Times" fo:font-size="15.0pt"/>
    </style:style>
    <style:style style:name="P5" style:family="paragraph" style:parent-style-name="Standard">
      <style:paragraph-properties fo:text-align="center"/>
      <style:text-properties style:font-name="Times" fo:font-size="14.0pt"/>
    </style:style>
    <style:style style:name="P6" style:family="paragraph" style:parent-style-name="Standard">
      <style:text-properties style:font-name="Times" fo:font-size="14.0pt"/>
    </style:style>
    <style:style style:name="P7" style:family="paragraph" style:parent-style-name="Standard">
      <style:text-properties style:font-name="Menlo" fo:font-size="11.0pt" fo:color="#000000"/>
    </style:style>
    <style:style style:name="P8" style:family="paragraph" style:parent-style-name="Standard">
      <style:paragraph-properties>
        <style:tab-stops>
          <style:tab-stop style:position="0.3771in"/>
        </style:tab-stops>
      </style:paragraph-properties>
      <style:text-properties style:font-name="Menlo" fo:font-size="11.0pt" fo:color="#000000"/>
    </style:style>
    <style:style style:name="P9" style:family="paragraph" style:parent-style-name="Standard">
      <style:paragraph-properties>
        <style:tab-stops>
          <style:tab-stop style:position="0.3771in"/>
        </style:tab-stops>
      </style:paragraph-properties>
      <style:text-properties style:font-name="Menlo" fo:font-size="11.0pt" fo:color="#c41a16"/>
    </style:style>
    <style:style style:name="P10" style:family="paragraph" style:parent-style-name="Standard">
      <style:paragraph-properties>
        <style:tab-stops>
          <style:tab-stop style:position="0.3771in"/>
        </style:tab-stops>
      </style:paragraph-properties>
      <style:text-properties style:font-name="Menlo" fo:font-size="11.0pt" fo:color="#0044fe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style:text-underline-style="solid"/>
    </style:style>
    <style:style style:name="T3" style:family="text">
      <style:text-properties style:font-name="Times" fo:font-size="14.0pt" fo:font-size-asian="14.0pt" fo:font-size-complex="14.0pt" fo:font-weight="bold" fo:font-weight-asian="bold" fo:font-weight-complex="bold" fo:color="#000000"/>
    </style:style>
    <style:style style:name="T4" style:family="text">
      <style:text-properties fo:color="#aa0d91"/>
    </style:style>
    <style:style style:name="T5" style:family="text">
      <style:text-properties fo:color="#c41a16"/>
    </style:style>
    <style:style style:name="T6" style:family="text">
      <style:text-properties fo:color="#1c00cf"/>
    </style:style>
    <style:style style:name="T7" style:family="text">
      <style:text-properties fo:color="#000000"/>
    </style:style>
    <style:style style:name="T8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CS 254 Digital Logic Design</text:span></text:p>
      <text:p text:style-name="P1"><text:span text:style-name="T2">Lab Assignment 3</text:span></text:p>
      <text:p text:style-name="P1"><text:span text:style-name="T1">ATM Controller: Module 2</text:span></text:p>
      <text:p text:style-name="P2"/>
      <text:p text:style-name="P3"/>
      <text:p text:style-name="P4"/>
      <text:p text:style-name="P4">Shaan Vaidya <text:s text:c="4"/>150050004 </text:p>
      <text:p text:style-name="P4">Kanak Agarwal <text:s text:c="2"/>150050016 </text:p>
      <text:p text:style-name="P4">Abhishek Kumar 150050020 </text:p>
      <text:p text:style-name="P4">Akash Trehan <text:s text:c="4"/>150050031 </text:p>
      <text:p text:style-name="P4"/>
      <text:p text:style-name="P5"><text:span text:style-name="T1"/></text:p>
      <text:p text:style-name="P6"><text:span text:style-name="T1">Honor Code:</text:span></text:p>
      <text:p text:style-name="P6"><text:span text:style-name="T1"/></text:p>
      <text:p text:style-name="P6"><text:span text:style-name="T1">Shaan Vaidya</text:span></text:p>
      <text:p text:style-name="P6">“The entire work submitted by the above group members have been done by them, and no part has been copied, or copied-and-modified-to-obfuscate, except the code fragments given by the instructors. All work that has been referenced has been properly cited, and no cited work has been copied, or copied-and-modified-to-obfuscate.”</text:p>
      <text:p text:style-name="P6"/>
      <text:p text:style-name="P6"><text:span text:style-name="T1">Kanak Agrawal</text:span></text:p>
      <text:p text:style-name="P6">“The entire work submitted by the above group members have been done by them, and no part has been copied, or copied-and-modified-to-obfuscate, except the code fragments given by the instructors. All work that has been referenced has been properly cited, and no cited work has been copied, or copied-and-modified-to-obfuscate.”</text:p>
      <text:p text:style-name="P6"/>
      <text:p text:style-name="P6"><text:span text:style-name="T1">Abhishek Kumar</text:span></text:p>
      <text:p text:style-name="P6">“The entire work submitted by the above group members have been done by them, and no part has been copied, or copied-and-modified-to-obfuscate, except the code fragments given by the instructors. All work that has been referenced has been properly cited, and no cited work has been copied, or copied-and-modified-to-obfuscate.”</text:p>
      <text:p text:style-name="P6"><text:span text:style-name="T1"/></text:p>
      <text:p text:style-name="P6"><text:span text:style-name="T1">Akash Trehan</text:span></text:p>
      <text:p text:style-name="P6">“The entire work submitted by the above group members have been done by them, and no part has been copied, or copied-and-modified-to-obfuscate, except the code fragments given by the instructors. All work that has been referenced has been properly cited, and no cited work has been copied, or copied-and-modified-to-obfuscate.”</text:p>
      <text:p text:style-name="P6"/>
      <text:p text:style-name="P6">————————————————————————————————— ————— </text:p>
      <text:p text:style-name="P6"/>
      <text:p text:style-name="P6"><text:span text:style-name="T1">main.c</text:span></text:p>
      <text:p text:style-name="P6"><text:span text:style-name="T1"/></text:p>
      <text:p text:style-name="P7"><text:span text:style-name="T3">`</text:span><text:span text:style-name="T4">struct</text:span><text:s/>arg_lit *assignOpt= arg_lit0(<text:span text:style-name="T5">"y"</text:span>, <text:span text:style-name="T5">"custom"</text:span>, <text:span text:style-name="T5">"<text:tab/><text:tab/>assignment”</text:span>);`</text:p>
      <text:p text:style-name="P6"/>
      <text:p text:style-name="P6">This was added to add the `-y` option to the help menu. We also added this variable to the argTable which is printed in the help menu.</text:p>
      <text:p text:style-name="P6"/>
      <text:p text:style-name="P6">The rest of the changes are explained using inline comments below.</text:p>
      <text:p text:style-name="P6"/>
      <text:p text:style-name="P6">```</text:p>
      <text:p text:style-name="P8"><text:span text:style-name="T4">if</text:span>(assignOpt-&gt;count &gt; <text:span text:style-name="T6">0</text:span>) {</text:p>
      <text:p text:style-name="P9"><text:span text:style-name="T7"><text:tab/><text:tab/>printf(</text:span>"Executing CommFPGA actions on FPGALink device %s...\n"<text:span text:style-name="T7">, vp);</text:span></text:p>
      <text:p text:style-name="P10"><text:span text:style-name="T7"><text:tab/><text:tab/></text:span><text:span text:style-name="T4">if</text:span><text:span text:style-name="T7"><text:s/>( isCommCapable ) { </text:span>// Checking if the device supports CommFPGA</text:p>
      <text:p text:style-name="P8"><text:tab/><text:tab/><text:tab/>uint8 isRunning;</text:p>
      <text:p text:style-name="P8"><text:tab/><text:tab/><text:tab/>fStatus = flSelectConduit(handle, conduit, &amp;error);</text:p>
      <text:p text:style-name="P8"><text:tab/><text:tab/><text:tab/>CHECK_STATUS(fStatus, FLP_LIBERR, cleanup);</text:p>
      <text:p text:style-name="P8"><text:tab/><text:tab/><text:tab/>fStatus = flIsFPGARunning(handle, &amp;isRunning, &amp;error);</text:p>
      <text:p text:style-name="P8"><text:tab/><text:tab/><text:tab/>CHECK_STATUS(fStatus, FLP_LIBERR, cleanup);</text:p>
      <text:p text:style-name="P8"/>
      <text:p text:style-name="P10"><text:span text:style-name="T7"><text:tab/><text:tab/><text:tab/></text:span>// Checking if FPGALink device is running and ready to talk.</text:p>
      <text:p text:style-name="P8"><text:tab/><text:tab/><text:tab/><text:span text:style-name="T4">if</text:span><text:s/>( isRunning ) { </text:p>
      <text:p text:style-name="P8"><text:tab/><text:tab/><text:tab/><text:tab/></text:p>
      <text:p text:style-name="P8"/>
      <text:p text:style-name="P10"><text:span text:style-name="T7"><text:tab/><text:tab/><text:tab/></text:span>// This is the important part. We loop through all 128 registers.</text:p>
      <text:p text:style-name="P8"><text:tab/><text:tab/><text:tab/><text:tab/><text:span text:style-name="T4">for</text:span>(<text:span text:style-name="T4">int</text:span><text:s/>i =<text:span text:style-name="T6">0</text:span>;i&lt;<text:span text:style-name="T6">128</text:span>;i++){</text:p>
      <text:p text:style-name="P8"/>
      <text:p text:style-name="P10"><text:span text:style-name="T7"><text:tab/><text:tab/><text:tab/></text:span>// The variable `buffer` will store the input read from the register</text:p>
      <text:p text:style-name="P8"><text:tab/><text:tab/><text:tab/><text:tab/><text:tab/>uint8 buffer[<text:span text:style-name="T6">1</text:span>];</text:p>
      <text:p text:style-name="P8"/>
      <text:p text:style-name="P10"><text:span text:style-name="T7"><text:tab/><text:tab/><text:tab/></text:span>/* Reading 1 byte(= 8 bits) from channel number `i` and storing it in the buffer.(Note each channel stores 8 bits) */</text:p>
      <text:p text:style-name="P8"><text:tab/><text:tab/><text:tab/><text:tab/><text:tab/>flReadChannel(handle,(uint8) i, <text:span text:style-name="T6">1</text:span>, buffer, &amp;error);</text:p>
      <text:p text:style-name="P8"/>
      <text:p text:style-name="P8"><text:tab/><text:tab/><text:tab/><text:tab/><text:tab/>printf(<text:span text:style-name="T5">"%i\n"</text:span>, buffer[<text:span text:style-name="T6">0</text:span>]);</text:p>
      <text:p text:style-name="P8"/>
      <text:p text:style-name="P10"><text:span text:style-name="T7"><text:tab/><text:tab/><text:tab/></text:span>/* Adding `i` to the value read from the buffer(According to the required specifications) */</text:p>
      <text:p text:style-name="P8"><text:tab/><text:tab/><text:tab/><text:tab/><text:tab/>buffer[<text:span text:style-name="T6">0</text:span>] += i;</text:p>
      <text:p text:style-name="P8"/>
      <text:p text:style-name="P10"><text:span text:style-name="T7"><text:tab/><text:tab/><text:tab/></text:span>/* Writing the value in buffer(1 byte) to the next register.</text:p>
      <text:p text:style-name="P10">(Note that value read from register 127 will be written into register 0 after proper calculations.) */</text:p>
      <text:p text:style-name="P8"><text:tab/><text:tab/><text:tab/><text:tab/><text:tab/>flWriteChannel(handle,(uint8) (i+<text:span text:style-name="T6">1</text:span>)%<text:span text:style-name="T6">128</text:span>, <text:span text:style-name="T6">1</text:span>, buffer, &amp;error);</text:p>
      <text:p text:style-name="P8"><text:tab/><text:tab/><text:tab/><text:tab/>}</text:p>
      <text:p text:style-name="P8"/>
      <text:p text:style-name="P8"/>
      <text:p text:style-name="P8"><text:tab/><text:tab/><text:tab/>} <text:span text:style-name="T4">else</text:span><text:s/>{</text:p>
      <text:p text:style-name="P8"/>
      <text:p text:style-name="P10"><text:span text:style-name="T7"><text:tab/><text:tab/><text:tab/></text:span>// Error message</text:p>
      <text:p text:style-name="P9"><text:span text:style-name="T7"><text:tab/><text:tab/><text:tab/><text:tab/>fprintf(stderr, </text:span>"The FPGALink device at %s is not ready to talk - did you forget --program?\n"<text:span text:style-name="T7">, vp);</text:span></text:p>
      <text:p text:style-name="P8"><text:tab/><text:tab/><text:tab/><text:tab/>FAIL(FLP_ARGS, cleanup);</text:p>
      <text:p text:style-name="P8"><text:tab/><text:tab/><text:tab/>}</text:p>
      <text:p text:style-name="P8"><text:tab/><text:tab/>} <text:span text:style-name="T4">else</text:span><text:s/>{</text:p>
      <text:p text:style-name="P8"/>
      <text:p text:style-name="P10"><text:span text:style-name="T7"><text:tab/><text:tab/><text:tab/></text:span>// Error message</text:p>
      <text:p text:style-name="P9"><text:span text:style-name="T7"><text:tab/><text:tab/><text:tab/>fprintf(stderr, </text:span>"Action requested but device at %s does not support CommFPGA\n"<text:span text:style-name="T7">, vp);</text:span></text:p>
      <text:p text:style-name="P8"><text:tab/><text:tab/><text:tab/>FAIL(FLP_ARGS, cleanup);</text:p>
      <text:p text:style-name="P8"><text:tab/><text:tab/>}</text:p>
      <text:p text:style-name="P8">```</text:p>
      <text:p text:style-name="P5"><text:span text:style-name="T8">~Fin~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1</meta:generator>
  </office:meta>
</office:document-meta>
</file>